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23da" officeooo:paragraph-rsid="001123da"/>
    </style:style>
    <style:style style:name="P2" style:family="paragraph" style:parent-style-name="Standard">
      <style:paragraph-properties fo:text-align="start" style:justify-single-word="false"/>
      <style:text-properties fo:font-size="16pt" officeooo:rsid="0012d885" officeooo:paragraph-rsid="001123d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43dca" officeooo:paragraph-rsid="00143dc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47eb1" officeooo:paragraph-rsid="00147eb1" style:font-size-asian="14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7eb1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5" style:family="text">
      <style:text-properties style:text-line-through-style="none" style:text-line-through-type="none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EJERCICIOS1</text:p>
      <text:p text:style-name="P1"/>
      <text:p text:style-name="P2"/>
      <text:p text:style-name="P3">PROFESOR (<text:span text:style-name="T1">NIF_P</text:span>, Nombre, Id_P, Especialidad, Teléfno) siendo</text:p>
      <text:p text:style-name="P3"/>
      <text:p text:style-name="P3">NIF_P entero no nulo;</text:p>
      <text:p text:style-name="P3">Nombre cadena no nulo;</text:p>
      <text:p text:style-name="P3">Id_P cadena no nulo;</text:p>
      <text:p text:style-name="P3">Especialidad cadena no nulo;</text:p>
      <text:p text:style-name="P3">Teléfono entero no nulo;</text:p>
      <text:p text:style-name="P3"/>
      <text:p text:style-name="P3">PK (NIF_P);</text:p>
      <text:p text:style-name="P3"/>
      <text:p text:style-name="P3"/>
      <text:p text:style-name="P3">ASIGNATURA (<text:span text:style-name="T1">Cod_Asignatura</text:span>, nombre_Asignatura, NIF_P, <text:span text:style-name="T2">Num_Matricula</text:span>) siendo </text:p>
      <text:p text:style-name="P3"/>
      <text:p text:style-name="P3">Cod_Asignatura entero no nulo;</text:p>
      <text:p text:style-name="P3">nombre_Asignatura cadena no nulo;</text:p>
      <text:p text:style-name="P3">NIF_P entero no nulo;</text:p>
      <text:p text:style-name="P4">Num_Matricula entero no nulo;</text:p>
      <text:p text:style-name="P3"/>
      <text:p text:style-name="P3">PK (Cod_Asignatura);</text:p>
      <text:p text:style-name="P3">FK (NIF_P/PROFESOR)(NIF_P));</text:p>
      <text:p text:style-name="P4">FK (Num_Matricula/ALUMNO(Num_Matricula))</text:p>
      <text:p text:style-name="P3"/>
      <text:p text:style-name="P3"/>
      <text:p text:style-name="P4">ALUMNO (<text:span text:style-name="T5">Num_Matricula</text:span>, Nombre,Teléfono, FechaNacimiento) siendo</text:p>
      <text:p text:style-name="P4"/>
      <text:p text:style-name="P4">Num_Matricula entero no nulo;</text:p>
      <text:p text:style-name="P4">Nombre cadena no nulo</text:p>
      <text:p text:style-name="P4">Telefono entero no nulo;</text:p>
      <text:p text:style-name="P4">FechaNacimiento cadena no nulo;</text:p>
      <text:p text:style-name="P4"/>
      <text:p text:style-name="P4">PK (Num_Matricul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9:09:08.548195807</meta:creation-date>
    <dc:date>2021-11-11T19:46:35.889935210</dc:date>
    <meta:editing-duration>PT17M1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83" meta:character-count="678" meta:non-whitespace-character-count="616"/>
  </office:meta>
</office:document-meta>
</file>